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5.81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3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105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4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7"/>
        <table:table-column table:style-name="co20" table:default-cell-style-name="ce32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4">
            <text:p>3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5">
            <text:p>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67">
            <text:p>6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67">
            <text:p>6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VANDERLE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3">
            <text:p>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45">
            <text:p>3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81">
            <text:p>2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9">
            <text:p>2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9">
            <text:p>10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20">
            <text:p>3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86">
            <text:p>86</text:p>
          </table:table-cell>
          <table:table-cell table:style-name="ce25" office:value-type="string">
            <text:p>Xerox emitidos no mês</text:p>
          </table:table-cell>
          <table:table-cell table:style-name="ce31" table:formula="oooc:=[.C75]*0.3" office:value-type="float" office:value="25.8">
            <text:p>25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76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30">
            <text:p>30</text:p>
          </table:table-cell>
          <table:table-cell table:style-name="ce25" office:value-type="string">
            <text:p>Xerox emitidos no mês</text:p>
          </table:table-cell>
          <table:table-cell table:style-name="ce31" table:formula="oooc:=[.C77]*0.3" office:value-type="float" office:value="9">
            <text:p>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OVETAKE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78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7">
            <text:p>5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3.83">
            <text:p>63,83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26">
            <text:p>52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3">
            <text:p>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5">
            <text:p>11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9">
            <text:p>53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7">
            <text:p>24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6">
            <text:p>1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01">
            <text:p>40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5">
            <text:p>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6">
            <text:p>10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9">
            <text:p>1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5">
            <text:p>7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0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1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2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30">
            <text:p>30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3]*0.3" office:value-type="float" office:value="9">
            <text:p>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Registro NF Paulista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6">
            <text:p>156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9">
            <text:p>119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7">
            <text:p>47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0">
            <text:p>19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8">
            <text:p>15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7">
            <text:p>18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9">
            <text:p>10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6">
            <text:p>14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2">
            <text:p>19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6">
            <text:p>9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22">
            <text:p>2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1]*0.3" office:value-type="float" office:value="6.6">
            <text:p>6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2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3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OITEUX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4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5" office:value-type="float" office:value="29">
            <text:p>29</text:p>
          </table:table-cell>
          <table:table-cell table:style-name="ce29" office:value-type="string">
            <text:p>Xerox emitidos no mês</text:p>
          </table:table-cell>
          <table:table-cell table:style-name="ce33" table:formula="oooc:=[.C165]*0.3" office:value-type="float" office:value="8.7">
            <text:p>8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6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7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8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9]*0.3" office:value-type="float" office:value="2.1">
            <text:p>2,1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9">
            <text:p>19</text:p>
          </table:table-cell>
          <table:table-cell table:style-name="ce25" office:value-type="string">
            <text:p>Xerox emitidos no mês</text:p>
          </table:table-cell>
          <table:table-cell table:style-name="ce31" table:formula="oooc:=[.C170]*0.3" office:value-type="float" office:value="5.7">
            <text:p>5,7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CIANA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71]*0.3" office:value-type="float" office:value="1.5">
            <text:p>1,5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ETSTOK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72]*0.3" office:value-type="float" office:value="1.5">
            <text:p>1,5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REGINA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Xerox emitidos no mês</text:p>
          </table:table-cell>
          <table:table-cell table:style-name="ce31" table:formula="oooc:=[.C173]*0.3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102">
            <text:p>102</text:p>
          </table:table-cell>
          <table:table-cell table:style-name="ce29" office:value-type="string">
            <text:p>Xerox emitidos no mês</text:p>
          </table:table-cell>
          <table:table-cell table:style-name="ce33" table:formula="oooc:=[.C174]*0.3" office:value-type="float" office:value="30.6">
            <text:p>30,6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Xerox emitidos no mês</text:p>
          </table:table-cell>
          <table:table-cell table:style-name="ce33" table:formula="oooc:=[.C175]*0.3" office:value-type="float" office:value="0.3">
            <text:p>0,30</text:p>
          </table:table-cell>
          <table:table-cell table:number-columns-repeated="251"/>
        </table:table-row>
        <table:table-row table:style-name="ro1" table:number-rows-repeated="65360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75">
          <table:sort>
            <table:sort-by table:field-number="0" table:data-type="automatic"/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9">09/06/2008</text:date>, <text:time>15:20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Carlos Augusto Marcicano</meta:initial-creator>
    <meta:creation-date>2007-08-03T15:08:45</meta:creation-date>
    <dc:creator>Carlos Augusto Marcicano</dc:creator>
    <dc:date>2008-06-09T15:20:51</dc:date>
    <meta:printed-by>Carlos Augusto Marcicano</meta:printed-by>
    <meta:print-date>2007-09-27T11:53:34</meta:print-date>
    <dc:language>pt-BR</dc:language>
    <meta:editing-cycles>415</meta:editing-cycles>
    <meta:editing-duration>P1DT3H5M6S</meta:editing-duration>
    <meta:user-defined meta:name="Info 1"/>
    <meta:user-defined meta:name="Info 2"/>
    <meta:user-defined meta:name="Info 3"/>
    <meta:user-defined meta:name="Info 4"/>
    <meta:document-statistic meta:table-count="2" meta:cell-count="189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